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Serif" svg:font-family="SansSerif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7.62mm"/>
    </style:style>
    <style:style style:name="co2" style:family="table-column">
      <style:table-column-properties fo:break-before="auto" style:column-width="32.4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8.63mm"/>
    </style:style>
    <style:style style:name="co5" style:family="table-column">
      <style:table-column-properties fo:break-before="auto" style:column-width="12.05mm"/>
    </style:style>
    <style:style style:name="co6" style:family="table-column">
      <style:table-column-properties fo:break-before="auto" style:column-width="18.34mm"/>
    </style:style>
    <style:style style:name="co7" style:family="table-column">
      <style:table-column-properties fo:break-before="auto" style:column-width="13.8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style:style style:name="ce1" style:family="table-cell" style:parent-style-name="Default" style:data-style-name="N106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Sans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90.06mm" svg:x="31.94mm" svg:y="121.43mm">
            <loext:p draw:notify-on-update-of-ranges="Sheet1.A6:Sheet1.A26 Sheet1.J5:Sheet1.J5 Sheet1.J6:Sheet1.J26 Sheet1.A6:Sheet1.A26 Sheet1.E5:Sheet1.E5 Sheet1.E6:Sheet1.E2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40.64mm" svg:y="119.67mm">
            <loext:p draw:notify-on-update-of-ranges="Sheet1.A6:Sheet1.A26 Sheet1.S5:Sheet1.S5 Sheet1.S6:Sheet1.S26 Sheet1.A6:Sheet1.A26 Sheet1.N5:Sheet1.N5 Sheet1.N6:Sheet1.N2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Scal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4"/>
          <table:table-cell office:value-type="string" calcext:value-type="string">
            <text:p>Scal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office:value-type="float" office:value="0.4" calcext:value-type="float">
            <text:p>0,4</text:p>
          </table:table-cell>
          <table:table-cell office:value-type="float" office:value="0.57" calcext:value-type="float">
            <text:p>0,5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0.0012" calcext:value-type="float">
            <text:p>0,0012</text:p>
          </table:table-cell>
          <table:table-cell office:value-type="float" office:value="1.7" calcext:value-type="float">
            <text:p>1,7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7" calcext:value-type="float">
            <text:p>0,007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5" table:number-rows-spanned="1">
            <text:p>P</text:p>
          </table:table-cell>
          <table:covered-table-cell table:number-columns-repeated="4" table:style-name="ce3"/>
          <table:table-cell table:style-name="ce3" table:number-columns-repeated="4"/>
          <table:table-cell table:style-name="ce2" office:value-type="string" calcext:value-type="string" table:number-columns-spanned="5" table:number-rows-spanned="1">
            <text:p>I</text:p>
          </table:table-cell>
          <table:covered-table-cell table:number-columns-repeated="4" table:style-name="ce3"/>
          <table:table-cell table:number-columns-repeated="3"/>
        </table:table-row>
        <table:table-row table:style-name="ro1">
          <table:table-cell office:value-type="string" calcext:value-type="string">
            <text:p>logSyncInterval</text:p>
          </table:table-cell>
          <table:table-cell office:value-type="string" calcext:value-type="string">
            <text:p>SyncInterval</text:p>
          </table:table-cell>
          <table:table-cell office:value-type="string" calcext:value-type="string">
            <text:p>Swings</text:p>
          </table:table-cell>
          <table:table-cell office:value-type="string" calcext:value-type="string">
            <text:p>UpperBound</text:p>
          </table:table-cell>
          <table:table-cell office:value-type="string" calcext:value-type="string">
            <text:p>Measured Values</text:p>
          </table:table-cell>
          <table:table-cell office:value-type="string" calcext:value-type="string">
            <text:p>LowerBound</text:p>
          </table:table-cell>
          <table:table-cell office:value-type="string" calcext:value-type="string">
            <text:p>Too low</text:p>
          </table:table-cell>
          <table:table-cell/>
          <table:table-cell office:value-type="string" calcext:value-type="string">
            <text:p>Curve</text:p>
          </table:table-cell>
          <table:table-cell office:value-type="string" calcext:value-type="string">
            <text:p>Heuristic</text:p>
          </table:table-cell>
          <table:table-cell/>
          <table:table-cell office:value-type="string" calcext:value-type="string">
            <text:p>Swings</text:p>
          </table:table-cell>
          <table:table-cell office:value-type="string" calcext:value-type="string">
            <text:p>UpperBound</text:p>
          </table:table-cell>
          <table:table-cell office:value-type="string" calcext:value-type="string">
            <text:p>Measured Values</text:p>
          </table:table-cell>
          <table:table-cell office:value-type="string" calcext:value-type="string">
            <text:p>LowerBound</text:p>
          </table:table-cell>
          <table:table-cell office:value-type="string" calcext:value-type="string">
            <text:p>Too low</text:p>
          </table:table-cell>
          <table:table-cell/>
          <table:table-cell office:value-type="string" calcext:value-type="string">
            <text:p>Curve</text:p>
          </table:table-cell>
          <table:table-cell office:value-type="string" calcext:value-type="string">
            <text:p>Heuristic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2^[.A6]" office:value-type="float" office:value="256" calcext:value-type="float">
            <text:p>256,00E+00</text:p>
          </table:table-cell>
          <table:table-cell office:value-type="float" office:value="0.02" calcext:value-type="float">
            <text:p>0,02</text:p>
          </table:table-cell>
          <table:table-cell/>
          <table:table-cell table:style-name="ce3" office:value-type="float" office:value="0.005" calcext:value-type="float">
            <text:p>0,005</text:p>
          </table:table-cell>
          <table:table-cell table:style-name="ce4" office:value-type="float" office:value="0.0002" calcext:value-type="float">
            <text:p>0,0002</text:p>
          </table:table-cell>
          <table:table-cell table:number-columns-repeated="2"/>
          <table:table-cell table:style-name="ce5" table:formula="of:=[.$E$3]*[.$F$3]^[.A6]" office:value-type="float" office:value="0.00445716628448004" calcext:value-type="float">
            <text:p>0,0044571663</text:p>
          </table:table-cell>
          <table:table-cell table:style-name="ce3" table:formula="of:=MIN(MAX([.I6];[.$G$3]);[.$H$3])" office:value-type="float" office:value="0.00445716628448004" calcext:value-type="float">
            <text:p>0,0044571663</text:p>
          </table:table-cell>
          <table:table-cell table:number-columns-repeated="3"/>
          <table:table-cell table:style-name="ce5" office:value-type="float" office:value="0.007" calcext:value-type="float">
            <text:p>0,007</text:p>
          </table:table-cell>
          <table:table-cell table:number-columns-repeated="3"/>
          <table:table-cell table:formula="of:=[.$M$3]*[.$N$3]^[.A6]" office:value-type="float" office:value="0.0837090892920001" calcext:value-type="float">
            <text:p>0,0837090893</text:p>
          </table:table-cell>
          <table:table-cell table:style-name="ce3" table:formula="of:=MIN(MAX([.R6];[.$O$3]);[.$P$3])" office:value-type="float" office:value="0.007" calcext:value-type="float">
            <text:p>0,0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2^[.A7]" office:value-type="float" office:value="128" calcext:value-type="float">
            <text:p>128,00E+00</text:p>
          </table:table-cell>
          <table:table-cell table:number-columns-repeated="2"/>
          <table:table-cell table:style-name="ce3" office:value-type="float" office:value="0.012" calcext:value-type="float">
            <text:p>0,012</text:p>
          </table:table-cell>
          <table:table-cell table:number-columns-repeated="3"/>
          <table:table-cell table:style-name="ce5" table:formula="of:=[.$E$3]*[.$F$3]^[.A7]" office:value-type="float" office:value="0.00781958997277201" calcext:value-type="float">
            <text:p>0,00781959</text:p>
          </table:table-cell>
          <table:table-cell table:style-name="ce3" table:formula="of:=MIN(MAX([.I7];[.$G$3]);[.$H$3])" office:value-type="float" office:value="0.00781958997277201" calcext:value-type="float">
            <text:p>0,00781959</text:p>
          </table:table-cell>
          <table:table-cell table:number-columns-repeated="3"/>
          <table:table-cell table:style-name="ce3" office:value-type="float" office:value="0.008" calcext:value-type="float">
            <text:p>0,008</text:p>
          </table:table-cell>
          <table:table-cell table:number-columns-repeated="3"/>
          <table:table-cell table:formula="of:=[.$M$3]*[.$N$3]^[.A7]" office:value-type="float" office:value="0.04924064076" calcext:value-type="float">
            <text:p>0,0492406408</text:p>
          </table:table-cell>
          <table:table-cell table:style-name="ce3" table:formula="of:=MIN(MAX([.R7];[.$O$3]);[.$P$3])" office:value-type="float" office:value="0.007" calcext:value-type="float">
            <text:p>0,0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2^[.A8]" office:value-type="float" office:value="64" calcext:value-type="float">
            <text:p>64,00E+00</text:p>
          </table:table-cell>
          <table:table-cell office:value-type="float" office:value="0.04" calcext:value-type="float">
            <text:p>0,04</text:p>
          </table:table-cell>
          <table:table-cell/>
          <table:table-cell table:style-name="ce3"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table:number-columns-repeated="2"/>
          <table:table-cell table:style-name="ce5" table:formula="of:=[.$E$3]*[.$F$3]^[.A8]" office:value-type="float" office:value="0.0137185788996" calcext:value-type="float">
            <text:p>0,0137185789</text:p>
          </table:table-cell>
          <table:table-cell table:style-name="ce3" table:formula="of:=MIN(MAX([.I8];[.$G$3]);[.$H$3])" office:value-type="float" office:value="0.0137185788996" calcext:value-type="float">
            <text:p>0,0137185789</text:p>
          </table:table-cell>
          <table:table-cell table:number-columns-repeated="3"/>
          <table:table-cell table:style-name="ce5"/>
          <table:table-cell table:number-columns-repeated="3"/>
          <table:table-cell table:formula="of:=[.$M$3]*[.$N$3]^[.A8]" office:value-type="float" office:value="0.0289650828" calcext:value-type="float">
            <text:p>0,0289650828</text:p>
          </table:table-cell>
          <table:table-cell table:style-name="ce3" table:formula="of:=MIN(MAX([.R8];[.$O$3]);[.$P$3])" office:value-type="float" office:value="0.007" calcext:value-type="float">
            <text:p>0,0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2^[.A9]" office:value-type="float" office:value="32" calcext:value-type="float">
            <text:p>32,00E+00</text:p>
          </table:table-cell>
          <table:table-cell table:number-columns-repeated="2"/>
          <table:table-cell table:style-name="ce3" office:value-type="float" office:value="0.04" calcext:value-type="float">
            <text:p>0,04</text:p>
          </table:table-cell>
          <table:table-cell table:number-columns-repeated="3"/>
          <table:table-cell table:style-name="ce5" table:formula="of:=[.$E$3]*[.$F$3]^[.A9]" office:value-type="float" office:value="0.02406768228" calcext:value-type="float">
            <text:p>0,0240676823</text:p>
          </table:table-cell>
          <table:table-cell table:style-name="ce3" table:formula="of:=MIN(MAX([.I9];[.$G$3]);[.$H$3])" office:value-type="float" office:value="0.02406768228" calcext:value-type="float">
            <text:p>0,0240676823</text:p>
          </table:table-cell>
          <table:table-cell table:number-columns-repeated="3"/>
          <table:table-cell table:style-name="ce4" office:value-type="float" office:value="0.008" calcext:value-type="float">
            <text:p>0,008</text:p>
          </table:table-cell>
          <table:table-cell table:number-columns-repeated="3"/>
          <table:table-cell table:formula="of:=[.$M$3]*[.$N$3]^[.A9]" office:value-type="float" office:value="0.017038284" calcext:value-type="float">
            <text:p>0,017038284</text:p>
          </table:table-cell>
          <table:table-cell table:style-name="ce3" table:formula="of:=MIN(MAX([.R9];[.$O$3]);[.$P$3])" office:value-type="float" office:value="0.007" calcext:value-type="float">
            <text:p>0,0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2^[.A10]" office:value-type="float" office:value="16" calcext:value-type="float">
            <text:p>16,00E+00</text:p>
          </table:table-cell>
          <table:table-cell table:number-columns-repeated="2"/>
          <table:table-cell table:style-name="ce3" office:value-type="float" office:value="0.09" calcext:value-type="float">
            <text:p>0,09</text:p>
          </table:table-cell>
          <table:table-cell table:number-columns-repeated="3"/>
          <table:table-cell table:style-name="ce5" table:formula="of:=[.$E$3]*[.$F$3]^[.A10]" office:value-type="float" office:value="0.042224004" calcext:value-type="float">
            <text:p>0,042224004</text:p>
          </table:table-cell>
          <table:table-cell table:style-name="ce3" table:formula="of:=MIN(MAX([.I10];[.$G$3]);[.$H$3])" office:value-type="float" office:value="0.042224004" calcext:value-type="float">
            <text:p>0,042224004</text:p>
          </table:table-cell>
          <table:table-cell table:number-columns-repeated="3"/>
          <table:table-cell table:style-name="ce5"/>
          <table:table-cell table:number-columns-repeated="3"/>
          <table:table-cell table:formula="of:=[.$M$3]*[.$N$3]^[.A10]" office:value-type="float" office:value="0.01002252" calcext:value-type="float">
            <text:p>0,01002252</text:p>
          </table:table-cell>
          <table:table-cell table:style-name="ce3" table:formula="of:=MIN(MAX([.R10];[.$O$3]);[.$P$3])" office:value-type="float" office:value="0.007" calcext:value-type="float">
            <text:p>0,0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2^[.A11]" office:value-type="float" office:value="8" calcext:value-type="float">
            <text:p>8,00E+00</text:p>
          </table:table-cell>
          <table:table-cell office:value-type="float" office:value="0.115" calcext:value-type="float">
            <text:p>0,115</text:p>
          </table:table-cell>
          <table:table-cell office:value-type="float" office:value="0.11" calcext:value-type="float">
            <text:p>0,11</text:p>
          </table:table-cell>
          <table:table-cell table:style-name="ce3" office:value-type="float" office:value="0.092" calcext:value-type="float">
            <text:p>0,092</text:p>
          </table:table-cell>
          <table:table-cell office:value-type="float" office:value="0.09" calcext:value-type="float">
            <text:p>0,09</text:p>
          </table:table-cell>
          <table:table-cell office:value-type="float" office:value="0.089" calcext:value-type="float">
            <text:p>0,089</text:p>
          </table:table-cell>
          <table:table-cell/>
          <table:table-cell table:style-name="ce5" table:formula="of:=[.$E$3]*[.$F$3]^[.A11]" office:value-type="float" office:value="0.0740772" calcext:value-type="float">
            <text:p>0,0740772</text:p>
          </table:table-cell>
          <table:table-cell table:style-name="ce3" table:formula="of:=MIN(MAX([.I11];[.$G$3]);[.$H$3])" office:value-type="float" office:value="0.0740772" calcext:value-type="float">
            <text:p>0,0740772</text:p>
          </table:table-cell>
          <table:table-cell/>
          <table:table-cell office:value-type="float" office:value="0.005" calcext:value-type="float">
            <text:p>0,005</text:p>
          </table:table-cell>
          <table:table-cell office:value-type="float" office:value="0.0034" calcext:value-type="float">
            <text:p>0,0034</text:p>
          </table:table-cell>
          <table:table-cell table:style-name="ce3" office:value-type="float" office:value="0.0065" calcext:value-type="float">
            <text:p>0,0065</text:p>
          </table:table-cell>
          <table:table-cell office:value-type="float" office:value="0.0022" calcext:value-type="float">
            <text:p>0,0022</text:p>
          </table:table-cell>
          <table:table-cell office:value-type="float" office:value="0.0004" calcext:value-type="float">
            <text:p>0,0004</text:p>
          </table:table-cell>
          <table:table-cell table:style-name="ce3" office:value-type="string" calcext:value-type="string">
            <text:p>?</text:p>
          </table:table-cell>
          <table:table-cell table:formula="of:=[.$M$3]*[.$N$3]^[.A11]" office:value-type="float" office:value="0.0058956" calcext:value-type="float">
            <text:p>0,0058956</text:p>
          </table:table-cell>
          <table:table-cell table:style-name="ce3" table:formula="of:=MIN(MAX([.R11];[.$O$3]);[.$P$3])" office:value-type="float" office:value="0.0058956" calcext:value-type="float">
            <text:p>0,00589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^[.A12]" office:value-type="float" office:value="4" calcext:value-type="float">
            <text:p>4,00E+00</text:p>
          </table:table-cell>
          <table:table-cell office:value-type="float" office:value="0.19" calcext:value-type="float">
            <text:p>0,19</text:p>
          </table:table-cell>
          <table:table-cell office:value-type="float" office:value="0.18" calcext:value-type="float">
            <text:p>0,18</text:p>
          </table:table-cell>
          <table:table-cell table:style-name="ce3" office:value-type="float" office:value="0.16" calcext:value-type="float">
            <text:p>0,16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/>
          <table:table-cell table:style-name="ce5" table:formula="of:=[.$E$3]*[.$F$3]^[.A12]" office:value-type="float" office:value="0.12996" calcext:value-type="float">
            <text:p>0,12996</text:p>
          </table:table-cell>
          <table:table-cell table:style-name="ce3" table:formula="of:=MIN(MAX([.I12];[.$G$3]);[.$H$3])" office:value-type="float" office:value="0.12996" calcext:value-type="float">
            <text:p>0,12996</text:p>
          </table:table-cell>
          <table:table-cell table:number-columns-repeated="3"/>
          <table:table-cell table:style-name="ce5" office:value-type="float" office:value="0.005" calcext:value-type="float">
            <text:p>0,005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table:formula="of:=[.$M$3]*[.$N$3]^[.A12]" office:value-type="float" office:value="0.003468" calcext:value-type="float">
            <text:p>0,003468</text:p>
          </table:table-cell>
          <table:table-cell table:style-name="ce3" table:formula="of:=MIN(MAX([.R12];[.$O$3]);[.$P$3])" office:value-type="float" office:value="0.003468" calcext:value-type="float">
            <text:p>0,0034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2^[.A13]" office:value-type="float" office:value="2" calcext:value-type="float">
            <text:p>2,00E+00</text:p>
          </table:table-cell>
          <table:table-cell office:value-type="float" office:value="0.45" calcext:value-type="float">
            <text:p>0,45</text:p>
          </table:table-cell>
          <table:table-cell office:value-type="float" office:value="0.4" calcext:value-type="float">
            <text:p>0,4</text:p>
          </table:table-cell>
          <table:table-cell table:style-name="ce3" office:value-type="float" office:value="0.25" calcext:value-type="float">
            <text:p>0,25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/>
          <table:table-cell table:style-name="ce5" table:formula="of:=[.$E$3]*[.$F$3]^[.A13]" office:value-type="float" office:value="0.228" calcext:value-type="float">
            <text:p>0,228</text:p>
          </table:table-cell>
          <table:table-cell table:style-name="ce3" table:formula="of:=MIN(MAX([.I13];[.$G$3]);[.$H$3])" office:value-type="float" office:value="0.228" calcext:value-type="float">
            <text:p>0,228</text:p>
          </table:table-cell>
          <table:table-cell table:number-columns-repeated="3"/>
          <table:table-cell table:style-name="ce3" office:value-type="float" office:value="0.003" calcext:value-type="float">
            <text:p>0,003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2" calcext:value-type="float">
            <text:p>0,0002</text:p>
          </table:table-cell>
          <table:table-cell table:style-name="ce3" office:value-type="string" calcext:value-type="string">
            <text:p>?</text:p>
          </table:table-cell>
          <table:table-cell table:formula="of:=[.$M$3]*[.$N$3]^[.A13]" office:value-type="float" office:value="0.00204" calcext:value-type="float">
            <text:p>0,00204</text:p>
          </table:table-cell>
          <table:table-cell table:style-name="ce3" table:formula="of:=MIN(MAX([.R13];[.$O$3]);[.$P$3])" office:value-type="float" office:value="0.00204" calcext:value-type="float">
            <text:p>0,002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^[.A14]" office:value-type="float" office:value="1" calcext:value-type="float">
            <text:p>1,00E+00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table:style-name="ce3"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/>
          <table:table-cell table:style-name="ce5" table:formula="of:=[.$E$3]*[.$F$3]^[.A14]" office:value-type="float" office:value="0.4" calcext:value-type="float">
            <text:p>0,4</text:p>
          </table:table-cell>
          <table:table-cell table:style-name="ce3" table:formula="of:=MIN(MAX([.I14];[.$G$3]);[.$H$3])" office:value-type="float" office:value="0.4" calcext:value-type="float">
            <text:p>0,4</text:p>
          </table:table-cell>
          <table:table-cell table:number-columns-repeated="3"/>
          <table:table-cell table:style-name="ce5" office:value-type="float" office:value="0.0013" calcext:value-type="float">
            <text:p>0,0013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1" calcext:value-type="float">
            <text:p>0,0001</text:p>
          </table:table-cell>
          <table:table-cell/>
          <table:table-cell table:formula="of:=[.$M$3]*[.$N$3]^[.A14]" office:value-type="float" office:value="0.0012" calcext:value-type="float">
            <text:p>0,0012</text:p>
          </table:table-cell>
          <table:table-cell table:style-name="ce3" table:formula="of:=MIN(MAX([.R14];[.$O$3]);[.$P$3])" office:value-type="float" office:value="0.0012" calcext:value-type="float">
            <text:p>0,001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2^[.A15]" office:value-type="float" office:value="0.5" calcext:value-type="float">
            <text:p>500,00E-03</text:p>
          </table:table-cell>
          <table:table-cell office:value-type="float" office:value="1.7" calcext:value-type="float">
            <text:p>1,7</text:p>
          </table:table-cell>
          <table:table-cell office:value-type="float" office:value="1.4" calcext:value-type="float">
            <text:p>1,4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4" calcext:value-type="float">
            <text:p>0,4</text:p>
          </table:table-cell>
          <table:table-cell/>
          <table:table-cell table:style-name="ce5" table:formula="of:=[.$E$3]*[.$F$3]^[.A15]" office:value-type="float" office:value="0.701754385964912" calcext:value-type="float">
            <text:p>0,701754386</text:p>
          </table:table-cell>
          <table:table-cell table:style-name="ce3" table:formula="of:=MIN(MAX([.I15];[.$G$3]);[.$H$3])" office:value-type="float" office:value="0.701754385964912" calcext:value-type="float">
            <text:p>0,701754386</text:p>
          </table:table-cell>
          <table:table-cell table:number-columns-repeated="2"/>
          <table:table-cell office:value-type="float" office:value="0.002" calcext:value-type="float">
            <text:p>0,002</text:p>
          </table:table-cell>
          <table:table-cell table:style-name="ce5" office:value-type="float" office:value="0.001" calcext:value-type="float">
            <text:p>0,001</text:p>
          </table:table-cell>
          <table:table-cell office:value-type="float" office:value="0.0004" calcext:value-type="float">
            <text:p>0,0004</text:p>
          </table:table-cell>
          <table:table-cell table:number-columns-repeated="2"/>
          <table:table-cell table:formula="of:=[.$M$3]*[.$N$3]^[.A15]" office:value-type="float" office:value="0.000705882352941176" calcext:value-type="float">
            <text:p>0,0007058824</text:p>
          </table:table-cell>
          <table:table-cell table:style-name="ce3" table:formula="of:=MIN(MAX([.R15];[.$O$3]);[.$P$3])" office:value-type="float" office:value="0.000705882352941176" calcext:value-type="float">
            <text:p>0,0007058824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2^[.A16]" office:value-type="float" office:value="0.25" calcext:value-type="float">
            <text:p>250,00E-03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1.1" calcext:value-type="float">
            <text:p>1,1</text:p>
          </table:table-cell>
          <table:table-cell office:value-type="float" office:value="0.5" calcext:value-type="float">
            <text:p>0,5</text:p>
          </table:table-cell>
          <table:table-cell office:value-type="float" office:value="0.2" calcext:value-type="float">
            <text:p>0,2</text:p>
          </table:table-cell>
          <table:table-cell/>
          <table:table-cell table:style-name="ce5" table:formula="of:=[.$E$3]*[.$F$3]^[.A16]" office:value-type="float" office:value="1.23114804555248" calcext:value-type="float">
            <text:p>1,2311480456</text:p>
          </table:table-cell>
          <table:table-cell table:style-name="ce3" table:formula="of:=MIN(MAX([.I16];[.$G$3]);[.$H$3])" office:value-type="float" office:value="1.23114804555248" calcext:value-type="float">
            <text:p>1,2311480456</text:p>
          </table:table-cell>
          <table:table-cell table:number-columns-repeated="3"/>
          <table:table-cell table:style-name="ce3" office:value-type="float" office:value="0.0005" calcext:value-type="float">
            <text:p>0,0005</text:p>
          </table:table-cell>
          <table:table-cell table:number-columns-repeated="3"/>
          <table:table-cell table:formula="of:=[.$M$3]*[.$N$3]^[.A16]" office:value-type="float" office:value="0.00041522491349481" calcext:value-type="float">
            <text:p>0,0004152249</text:p>
          </table:table-cell>
          <table:table-cell table:style-name="ce3" table:formula="of:=MIN(MAX([.R16];[.$O$3]);[.$P$3])" office:value-type="float" office:value="0.0005" calcext:value-type="float">
            <text:p>0,0005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2^[.A17]" office:value-type="float" office:value="0.125" calcext:value-type="float">
            <text:p>125,00E-0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.5" calcext:value-type="float">
            <text:p>1,5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/>
          <table:table-cell table:style-name="ce5" table:formula="of:=[.$E$3]*[.$F$3]^[.A17]" office:value-type="float" office:value="2.15990885184645" calcext:value-type="float">
            <text:p>2,1599088518</text:p>
          </table:table-cell>
          <table:table-cell table:style-name="ce3" table:formula="of:=MIN(MAX([.I17];[.$G$3]);[.$H$3])" office:value-type="float" office:value="2.15990885184645" calcext:value-type="float">
            <text:p>2,1599088518</text:p>
          </table:table-cell>
          <table:table-cell table:number-columns-repeated="3"/>
          <table:table-cell table:style-name="ce5"/>
          <table:table-cell office:value-type="float" office:value="0.0004" calcext:value-type="float">
            <text:p>0,0004</text:p>
          </table:table-cell>
          <table:table-cell table:number-columns-repeated="2"/>
          <table:table-cell table:formula="of:=[.$M$3]*[.$N$3]^[.A17]" office:value-type="float" office:value="0.000244249949114594" calcext:value-type="float">
            <text:p>0,0002442499</text:p>
          </table:table-cell>
          <table:table-cell table:style-name="ce3" table:formula="of:=MIN(MAX([.R17];[.$O$3]);[.$P$3])" office:value-type="float" office:value="0.0005" calcext:value-type="float">
            <text:p>0,0005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2^[.A18]" office:value-type="float" office:value="0.0625" calcext:value-type="float">
            <text:p>62,50E-03</text:p>
          </table:table-cell>
          <table:table-cell office:value-type="float" office:value="12" calcext:value-type="float">
            <text:p>12</text:p>
          </table:table-cell>
          <table:table-cell office:value-type="float" office:value="11.5" calcext:value-type="float">
            <text:p>11,5</text:p>
          </table:table-cell>
          <table:table-cell table:style-name="ce3" office:value-type="float" office:value="5.5" calcext:value-type="float">
            <text:p>5,5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,5</text:p>
          </table:table-cell>
          <table:table-cell/>
          <table:table-cell table:style-name="ce5" table:formula="of:=[.$E$3]*[.$F$3]^[.A18]" office:value-type="float" office:value="3.78931377516921" calcext:value-type="float">
            <text:p>3,7893137752</text:p>
          </table:table-cell>
          <table:table-cell table:style-name="ce3" table:formula="of:=MIN(MAX([.I18];[.$G$3]);[.$H$3])" office:value-type="float" office:value="3.78931377516921" calcext:value-type="float">
            <text:p>3,7893137752</text:p>
          </table:table-cell>
          <table:table-cell table:number-columns-repeated="3"/>
          <table:table-cell table:style-name="ce5" office:value-type="float" office:value="0.0005" calcext:value-type="float">
            <text:p>0,0005</text:p>
          </table:table-cell>
          <table:table-cell table:number-columns-repeated="3"/>
          <table:table-cell table:formula="of:=[.$M$3]*[.$N$3]^[.A18]" office:value-type="float" office:value="0.000143676440655643" calcext:value-type="float">
            <text:p>0,0001436764</text:p>
          </table:table-cell>
          <table:table-cell table:style-name="ce3" table:formula="of:=MIN(MAX([.R18];[.$O$3]);[.$P$3])" office:value-type="float" office:value="0.0005" calcext:value-type="float">
            <text:p>0,0005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2^[.A19]" office:value-type="float" office:value="0.03125" calcext:value-type="float">
            <text:p>31,25E-03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3"/>
          <table:table-cell table:style-name="ce5" table:formula="of:=[.$E$3]*[.$F$3]^[.A19]" office:value-type="float" office:value="6.64791890380564" calcext:value-type="float">
            <text:p>6,6479189038</text:p>
          </table:table-cell>
          <table:table-cell table:style-name="ce3" table:formula="of:=MIN(MAX([.I19];[.$G$3]);[.$H$3])" office:value-type="float" office:value="6.64791890380564" calcext:value-type="float">
            <text:p>6,6479189038</text:p>
          </table:table-cell>
          <table:table-cell table:number-columns-repeated="3"/>
          <table:table-cell table:style-name="ce5" office:value-type="float" office:value="0.0005" calcext:value-type="float">
            <text:p>0,0005</text:p>
          </table:table-cell>
          <table:table-cell table:number-columns-repeated="3"/>
          <table:table-cell table:formula="of:=[.$M$3]*[.$N$3]^[.A19]" office:value-type="float" office:value="0.0000845155533268491" calcext:value-type="float">
            <text:p>8,45155533268491E-05</text:p>
          </table:table-cell>
          <table:table-cell table:style-name="ce3" table:formula="of:=MIN(MAX([.R19];[.$O$3]);[.$P$3])" office:value-type="float" office:value="0.0005" calcext:value-type="float">
            <text:p>0,0005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table:formula="of:=2^[.A20]" office:value-type="float" office:value="0.015625" calcext:value-type="float">
            <text:p>15,63E-03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table:formula="of:=[.$E$3]*[.$F$3]^[.A20]" office:value-type="float" office:value="11.6630156207116" calcext:value-type="float">
            <text:p>11,6630156207</text:p>
          </table:table-cell>
          <table:table-cell table:style-name="ce3" table:formula="of:=MIN(MAX([.I20];[.$G$3]);[.$H$3])" office:value-type="float" office:value="10" calcext:value-type="float">
            <text:p>10</text:p>
          </table:table-cell>
          <table:table-cell table:number-columns-repeated="3"/>
          <table:table-cell table:style-name="ce5" office:value-type="float" office:value="0.0005" calcext:value-type="float">
            <text:p>0,0005</text:p>
          </table:table-cell>
          <table:table-cell table:number-columns-repeated="3"/>
          <table:table-cell table:formula="of:=[.$M$3]*[.$N$3]^[.A20]" office:value-type="float" office:value="0.0000497150313687347" calcext:value-type="float">
            <text:p>0,000049715</text:p>
          </table:table-cell>
          <table:table-cell table:style-name="ce3" table:formula="of:=MIN(MAX([.R20];[.$O$3]);[.$P$3])" office:value-type="float" office:value="0.0005" calcext:value-type="float">
            <text:p>0,0005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table:formula="of:=2^[.A21]" office:value-type="float" office:value="0.0078125" calcext:value-type="float">
            <text:p>7,81E-03</text:p>
          </table:table-cell>
          <table:table-cell table:number-columns-repeated="2"/>
          <table:table-cell table:style-name="ce3" office:value-type="float" office:value="10" calcext:value-type="float">
            <text:p>10</text:p>
          </table:table-cell>
          <table:table-cell table:number-columns-repeated="3"/>
          <table:table-cell table:style-name="ce5" table:formula="of:=[.$E$3]*[.$F$3]^[.A21]" office:value-type="float" office:value="20.4614309135292" calcext:value-type="float">
            <text:p>20,4614309135</text:p>
          </table:table-cell>
          <table:table-cell table:style-name="ce3" table:formula="of:=MIN(MAX([.I21];[.$G$3]);[.$H$3])" office:value-type="float" office:value="10" calcext:value-type="float">
            <text:p>10</text:p>
          </table:table-cell>
          <table:table-cell table:number-columns-repeated="3"/>
          <table:table-cell table:style-name="ce5" office:value-type="float" office:value="0.0005" calcext:value-type="float">
            <text:p>0,0005</text:p>
          </table:table-cell>
          <table:table-cell table:number-columns-repeated="3"/>
          <table:table-cell table:formula="of:=[.$M$3]*[.$N$3]^[.A21]" office:value-type="float" office:value="0.0000292441360992557" calcext:value-type="float">
            <text:p>2,92441360992557E-05</text:p>
          </table:table-cell>
          <table:table-cell table:style-name="ce3" table:formula="of:=MIN(MAX([.R21];[.$O$3]);[.$P$3])" office:value-type="float" office:value="0.0005" calcext:value-type="float">
            <text:p>0,0005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table:formula="of:=2^[.A22]" office:value-type="float" office:value="0.00390625" calcext:value-type="float">
            <text:p>3,91E-03</text:p>
          </table:table-cell>
          <table:table-cell table:number-columns-repeated="2"/>
          <table:table-cell table:style-name="ce3" office:value-type="float" office:value="10" calcext:value-type="float">
            <text:p>10</text:p>
          </table:table-cell>
          <table:table-cell table:number-columns-repeated="3"/>
          <table:table-cell table:style-name="ce5" table:formula="of:=[.$E$3]*[.$F$3]^[.A22]" office:value-type="float" office:value="35.8972472167179" calcext:value-type="float">
            <text:p>35,8972472167</text:p>
          </table:table-cell>
          <table:table-cell table:style-name="ce3" table:formula="of:=MIN(MAX([.I22];[.$G$3]);[.$H$3])" office:value-type="float" office:value="10" calcext:value-type="float">
            <text:p>10</text:p>
          </table:table-cell>
          <table:table-cell table:number-columns-repeated="3"/>
          <table:table-cell table:style-name="ce5" office:value-type="float" office:value="0.0005" calcext:value-type="float">
            <text:p>0,0005</text:p>
          </table:table-cell>
          <table:table-cell table:number-columns-repeated="3"/>
          <table:table-cell table:formula="of:=[.$M$3]*[.$N$3]^[.A22]" office:value-type="float" office:value="0.0000172024329995622" calcext:value-type="float">
            <text:p>1,72024329995622E-05</text:p>
          </table:table-cell>
          <table:table-cell table:style-name="ce3" table:formula="of:=MIN(MAX([.R22];[.$O$3]);[.$P$3])" office:value-type="float" office:value="0.0005" calcext:value-type="float">
            <text:p>0,0005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table:formula="of:=2^[.A23]" office:value-type="float" office:value="0.001953125" calcext:value-type="float">
            <text:p>1,95E-03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/>
          <table:table-cell table:style-name="ce5" table:formula="of:=[.$E$3]*[.$F$3]^[.A23]" office:value-type="float" office:value="62.9776266959963" calcext:value-type="float">
            <text:p>62,977626696</text:p>
          </table:table-cell>
          <table:table-cell table:style-name="ce3" table:formula="of:=MIN(MAX([.I23];[.$G$3]);[.$H$3])" office:value-type="float" office:value="10" calcext:value-type="float">
            <text:p>10</text:p>
          </table:table-cell>
          <table:table-cell table:number-columns-repeated="3"/>
          <table:table-cell table:style-name="ce5" office:value-type="float" office:value="0.0005" calcext:value-type="float">
            <text:p>0,0005</text:p>
          </table:table-cell>
          <table:table-cell table:number-columns-repeated="3"/>
          <table:table-cell table:formula="of:=[.$M$3]*[.$N$3]^[.A23]" office:value-type="float" office:value="0.0000101190782350366" calcext:value-type="float">
            <text:p>1,01190782350366E-05</text:p>
          </table:table-cell>
          <table:table-cell table:style-name="ce3" table:formula="of:=MIN(MAX([.R23];[.$O$3]);[.$P$3])" office:value-type="float" office:value="0.0005" calcext:value-type="float">
            <text:p>0,0005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2^[.A24]" office:value-type="float" office:value="0.0009765625" calcext:value-type="float">
            <text:p>976,56E-06</text:p>
          </table:table-cell>
          <table:table-cell table:number-columns-repeated="2"/>
          <table:table-cell table:style-name="ce3" office:value-type="float" office:value="10" calcext:value-type="float">
            <text:p>10</text:p>
          </table:table-cell>
          <table:table-cell table:number-columns-repeated="3"/>
          <table:table-cell table:style-name="ce5" table:formula="of:=[.$E$3]*[.$F$3]^[.A24]" office:value-type="float" office:value="110.487064378941" calcext:value-type="float">
            <text:p>110,4870643789</text:p>
          </table:table-cell>
          <table:table-cell table:style-name="ce3" table:formula="of:=MIN(MAX([.I24];[.$G$3]);[.$H$3])" office:value-type="float" office:value="10" calcext:value-type="float">
            <text:p>10</text:p>
          </table:table-cell>
          <table:table-cell table:number-columns-repeated="3"/>
          <table:table-cell table:style-name="ce5" office:value-type="float" office:value="0.0005" calcext:value-type="float">
            <text:p>0,0005</text:p>
          </table:table-cell>
          <table:table-cell table:number-columns-repeated="3"/>
          <table:table-cell table:formula="of:=[.$M$3]*[.$N$3]^[.A24]" office:value-type="float" office:value="0.00000595239896178623" calcext:value-type="float">
            <text:p>5,95239896178623E-06</text:p>
          </table:table-cell>
          <table:table-cell table:style-name="ce3" table:formula="of:=MIN(MAX([.R24];[.$O$3]);[.$P$3])" office:value-type="float" office:value="0.0005" calcext:value-type="float">
            <text:p>0,0005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table:formula="of:=2^[.A25]" office:value-type="float" office:value="0.00048828125" calcext:value-type="float">
            <text:p>488,28E-06</text:p>
          </table:table-cell>
          <table:table-cell table:number-columns-repeated="2"/>
          <table:table-cell table:style-name="ce3" office:value-type="float" office:value="10" calcext:value-type="float">
            <text:p>10</text:p>
          </table:table-cell>
          <table:table-cell table:number-columns-repeated="3"/>
          <table:table-cell table:style-name="ce5" table:formula="of:=[.$E$3]*[.$F$3]^[.A25]" office:value-type="float" office:value="193.836955050773" calcext:value-type="float">
            <text:p>193,8369550508</text:p>
          </table:table-cell>
          <table:table-cell table:style-name="ce3" table:formula="of:=MIN(MAX([.I25];[.$G$3]);[.$H$3])" office:value-type="float" office:value="10" calcext:value-type="float">
            <text:p>10</text:p>
          </table:table-cell>
          <table:table-cell table:number-columns-repeated="3"/>
          <table:table-cell table:style-name="ce5" office:value-type="float" office:value="0.0005" calcext:value-type="float">
            <text:p>0,0005</text:p>
          </table:table-cell>
          <table:table-cell table:number-columns-repeated="3"/>
          <table:table-cell table:formula="of:=[.$M$3]*[.$N$3]^[.A25]" office:value-type="float" office:value="0.0000035014111539919" calcext:value-type="float">
            <text:p>3,5014111539919E-06</text:p>
          </table:table-cell>
          <table:table-cell table:style-name="ce3" table:formula="of:=MIN(MAX([.R25];[.$O$3]);[.$P$3])" office:value-type="float" office:value="0.0005" calcext:value-type="float">
            <text:p>0,0005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table:formula="of:=2^[.A26]" office:value-type="float" office:value="0.000244140625" calcext:value-type="float">
            <text:p>244,14E-06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table:formula="of:=[.$E$3]*[.$F$3]^[.A26]" office:value-type="float" office:value="340.064833422409" calcext:value-type="float">
            <text:p>340,0648334224</text:p>
          </table:table-cell>
          <table:table-cell table:style-name="ce3" table:formula="of:=MIN(MAX([.I26];[.$G$3]);[.$H$3])" office:value-type="float" office:value="10" calcext:value-type="float">
            <text:p>10</text:p>
          </table:table-cell>
          <table:table-cell table:number-columns-repeated="3"/>
          <table:table-cell table:style-name="ce5" office:value-type="float" office:value="0.0005" calcext:value-type="float">
            <text:p>0,0005</text:p>
          </table:table-cell>
          <table:table-cell table:number-columns-repeated="3"/>
          <table:table-cell table:formula="of:=[.$M$3]*[.$N$3]^[.A26]" office:value-type="float" office:value="0.00000205965361999523" calcext:value-type="float">
            <text:p>2,05965361999523E-06</text:p>
          </table:table-cell>
          <table:table-cell table:style-name="ce3" table:formula="of:=MIN(MAX([.R26];[.$O$3]);[.$P$3])" office:value-type="float" office:value="0.0005" calcext:value-type="float">
            <text:p>0,0005</text:p>
          </table:table-cell>
        </table:table-row>
        <table:table-row table:style-name="ro1" table:number-rows-repeated="1048549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Serif" svg:font-family="SansSerif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9">00.00.0000</text:date>, <text:time style:data-style-name="N2" text:time-value="11:53:43.4055621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2T09:56:35.612485465</meta:creation-date>
    <dc:date>2015-11-19T13:57:51.211811624</dc:date>
    <meta:editing-duration>P1DT8H12M40S</meta:editing-duration>
    <meta:editing-cycles>68</meta:editing-cycles>
    <meta:generator>LibreOffice/5.0.2.2$Linux_X86_64 LibreOffice_project/00m0$Build-2</meta:generator>
    <meta:document-statistic meta:table-count="1" meta:cell-count="26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size="14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-12" chart:maximum="8" chart:origin="0" chart:reverse-direction="false" text:line-break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 style:data-style-name="N0">
      <style:chart-properties chart:display-label="true" chart:logarithmic="true" chart:minimum="0.001" chart:origin="0" chart:reverse-direction="false" text:line-break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.007cm" xlink:href=".." xlink:type="simple" chart:class="chart:scatter" chart:column-mapping="0 2 1" chart:style-name="ch1">
        <chart:legend svg:x="2.426cm" svg:y="4.581cm" style:legend-expansion="custom" chartooo:width="5.07cm" chartooo:height="1.52cm" style:legend-expansion-aspect-ratio="3.33552631578947" chart:style-name="ch2"/>
        <chart:plot-area chart:style-name="ch3" table:cell-range-address="Sheet1.A6:Sheet1.A26 Sheet1.J5:Sheet1.J26 Sheet1.E5:Sheet1.E26" chart:data-source-has-labels="row" svg:x="1.77cm" svg:y="0.18cm" svg:width="13.91cm" svg:height="7.227cm">
          <chartooo:coordinate-region svg:x="2.141cm" svg:y="0.485cm" svg:width="13.392cm" svg:height="6.063cm"/>
          <chart:axis chart:dimension="x" chart:name="primary-x" chart:style-name="ch4">
            <chart:title svg:x="6.731cm" svg:y="7.588cm" chart:style-name="ch5">
              <text:p>logSyncInterval</text:p>
            </chart:title>
          </chart:axis>
          <chart:axis chart:dimension="y" chart:name="primary-y" chart:style-name="ch6">
            <chart:title svg:x="0.451cm" svg:y="6.766cm" chart:style-name="ch7">
              <text:p>Proportional Parameter</text:p>
            </chart:title>
            <chart:grid chart:style-name="ch8" chart:class="major"/>
          </chart:axis>
          <chart:series chart:style-name="ch9" chart:values-cell-range-address="Sheet1.J6:Sheet1.J26" chart:label-cell-address="Sheet1.J5:Sheet1.J5" chart:class="chart:scatter">
            <chart:domain table:cell-range-address="Sheet1.A6:Sheet1.A26"/>
            <chart:data-point chart:repeated="21"/>
          </chart:series>
          <chart:series chart:style-name="ch10" chart:values-cell-range-address="Sheet1.E6:Sheet1.E26" chart:label-cell-address="Sheet1.E5:Sheet1.E5" chart:class="chart:scatter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euristic</text:p>
                <draw:g>
                  <svg:desc>Sheet1.J5:Sheet1.J5</svg:desc>
                </draw:g>
              </table:table-cell>
              <table:table-cell office:value-type="string">
                <text:p>Measured Values</text:p>
                <draw:g>
                  <svg:desc>Sheet1.E5:Sheet1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heet1.A6:Sheet1.A26</svg:desc>
                </draw:g>
              </table:table-cell>
              <table:table-cell office:value-type="float" office:value="0.00445716628448004">
                <text:p>0.00445716628448004</text:p>
                <draw:g>
                  <svg:desc>Sheet1.J6:Sheet1.J26</svg:desc>
                </draw:g>
              </table:table-cell>
              <table:table-cell office:value-type="float" office:value="0.005">
                <text:p>0.005</text:p>
                <draw:g>
                  <svg:desc>Sheet1.E6:Sheet1.E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00781958997277201">
                <text:p>0.00781958997277201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0137185788996">
                <text:p>0.013718578899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02406768228">
                <text:p>0.0240676822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42224004">
                <text:p>0.042224004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.0740772">
                <text:p>0.0740772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.12996">
                <text:p>0.1299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228">
                <text:p>0.22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0.701754385964912">
                <text:p>0.7017543859649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">
                <text:p>-2</text:p>
              </table:table-cell>
              <table:table-cell office:value-type="float" office:value="1.23114804555248">
                <text:p>1.2311480455524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">
                <text:p>-3</text:p>
              </table:table-cell>
              <table:table-cell office:value-type="float" office:value="2.15990885184645">
                <text:p>2.1599088518464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">
                <text:p>-4</text:p>
              </table:table-cell>
              <table:table-cell office:value-type="float" office:value="3.78931377516921">
                <text:p>3.78931377516921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5">
                <text:p>-5</text:p>
              </table:table-cell>
              <table:table-cell office:value-type="float" office:value="6.64791890380564">
                <text:p>6.647918903805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6">
                <text:p>-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7">
                <text:p>-7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">
                <text:p>-8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9">
                <text:p>-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0">
                <text:p>-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1">
                <text:p>-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2">
                <text:p>-1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size="14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-12" chart:maximum="8" chart:origin="0" chart:reverse-direction="false" text:line-break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 style:data-style-name="N0">
      <style:chart-properties chart:display-label="true" chart:logarithmic="true" chart:minimum="0.0001" chart:maximum="0.01" chart:origin="0" chart:reverse-direction="false" text:line-break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2 1" chart:style-name="ch1">
        <chart:legend svg:x="2.468cm" svg:y="0.89cm" style:legend-expansion="custom" chartooo:width="5.07cm" chartooo:height="1.52cm" style:legend-expansion-aspect-ratio="3.33552631578947" chart:style-name="ch2"/>
        <chart:plot-area chart:style-name="ch3" table:cell-range-address="Sheet1.A6:Sheet1.A26 Sheet1.S5:Sheet1.S26 Sheet1.N5:Sheet1.N26" chart:data-source-has-labels="row" svg:x="1.77cm" svg:y="0.18cm" svg:width="13.91cm" svg:height="7.22cm">
          <chartooo:coordinate-region svg:x="2.141cm" svg:y="0.485cm" svg:width="13.392cm" svg:height="6.056cm"/>
          <chart:axis chart:dimension="x" chart:name="primary-x" chart:style-name="ch4">
            <chart:title svg:x="6.731cm" svg:y="7.581cm" chart:style-name="ch5">
              <text:p>logSyncInterval</text:p>
            </chart:title>
          </chart:axis>
          <chart:axis chart:dimension="y" chart:name="primary-y" chart:style-name="ch6">
            <chart:title svg:x="0.451cm" svg:y="6.181cm" chart:style-name="ch7">
              <text:p>Integral Parameter</text:p>
            </chart:title>
            <chart:grid chart:style-name="ch8" chart:class="major"/>
          </chart:axis>
          <chart:series chart:style-name="ch9" chart:values-cell-range-address="Sheet1.S6:Sheet1.S26" chart:label-cell-address="Sheet1.S5:Sheet1.S5" chart:class="chart:scatter">
            <chart:domain table:cell-range-address="Sheet1.A6:Sheet1.A26"/>
            <chart:data-point chart:repeated="21"/>
          </chart:series>
          <chart:series chart:style-name="ch10" chart:values-cell-range-address="Sheet1.N6:Sheet1.N26" chart:label-cell-address="Sheet1.N5:Sheet1.N5" chart:class="chart:scatter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euristic</text:p>
                <draw:g>
                  <svg:desc>Sheet1.S5:Sheet1.S5</svg:desc>
                </draw:g>
              </table:table-cell>
              <table:table-cell office:value-type="string">
                <text:p>Measured Values</text:p>
                <draw:g>
                  <svg:desc>Sheet1.N5:Sheet1.N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heet1.A6:Sheet1.A26</svg:desc>
                </draw:g>
              </table:table-cell>
              <table:table-cell office:value-type="float" office:value="0.007">
                <text:p>0.007</text:p>
                <draw:g>
                  <svg:desc>Sheet1.S6:Sheet1.S26</svg:desc>
                </draw:g>
              </table:table-cell>
              <table:table-cell office:value-type="float" office:value="0.007">
                <text:p>0.007</text:p>
                <draw:g>
                  <svg:desc>Sheet1.N6:Sheet1.N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007">
                <text:p>0.007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007">
                <text:p>0.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007">
                <text:p>0.007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07">
                <text:p>0.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.0058956">
                <text:p>0.0058956</text:p>
              </table:table-cell>
              <table:table-cell office:value-type="float" office:value="0.0065">
                <text:p>0.00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.003468">
                <text:p>0.003468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00204">
                <text:p>0.00204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0012">
                <text:p>0.0012</text:p>
              </table:table-cell>
              <table:table-cell office:value-type="float" office:value="0.0013">
                <text:p>0.00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0.000705882352941176">
                <text:p>0.000705882352941176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">
                <text:p>-2</text:p>
              </table:table-cell>
              <table:table-cell office:value-type="float" office:value="0.0005">
                <text:p>0.0005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">
                <text:p>-3</text:p>
              </table:table-cell>
              <table:table-cell office:value-type="float" office:value="0.0005">
                <text:p>0.00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">
                <text:p>-4</text:p>
              </table:table-cell>
              <table:table-cell office:value-type="float" office:value="0.0005">
                <text:p>0.0005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5">
                <text:p>-5</text:p>
              </table:table-cell>
              <table:table-cell office:value-type="float" office:value="0.0005">
                <text:p>0.0005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6">
                <text:p>-6</text:p>
              </table:table-cell>
              <table:table-cell office:value-type="float" office:value="0.0005">
                <text:p>0.0005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7">
                <text:p>-7</text:p>
              </table:table-cell>
              <table:table-cell office:value-type="float" office:value="0.0005">
                <text:p>0.0005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">
                <text:p>-8</text:p>
              </table:table-cell>
              <table:table-cell office:value-type="float" office:value="0.0005">
                <text:p>0.0005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9">
                <text:p>-9</text:p>
              </table:table-cell>
              <table:table-cell office:value-type="float" office:value="0.0005">
                <text:p>0.0005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0">
                <text:p>-10</text:p>
              </table:table-cell>
              <table:table-cell office:value-type="float" office:value="0.0005">
                <text:p>0.0005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1">
                <text:p>-11</text:p>
              </table:table-cell>
              <table:table-cell office:value-type="float" office:value="0.0005">
                <text:p>0.0005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2">
                <text:p>-12</text:p>
              </table:table-cell>
              <table:table-cell office:value-type="float" office:value="0.0005">
                <text:p>0.0005</text:p>
              </table:table-cell>
              <table:table-cell office:value-type="float" office:value="0.0005">
                <text:p>0.00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